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Noto Sans CJK JP3" svg:font-family="'Noto Sans CJK JP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5fda" officeooo:paragraph-rsid="00075fda"/>
    </style:style>
    <style:style style:name="P2" style:family="paragraph" style:parent-style-name="Standard">
      <style:paragraph-properties fo:text-align="start" style:justify-single-word="false"/>
      <style:text-properties officeooo:paragraph-rsid="0008e415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5a62e" officeooo:paragraph-rsid="0005a62e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075fda" officeooo:paragraph-rsid="00075fda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075fda" officeooo:paragraph-rsid="0008837b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officeooo:rsid="00075fda" officeooo:paragraph-rsid="0005a62e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size="10.5pt" officeooo:paragraph-rsid="00075fda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officeooo:rsid="0008837b" officeooo:paragraph-rsid="0008837b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officeooo:rsid="0008837b" officeooo:paragraph-rsid="0008e415" style:font-size-asian="10.5pt" style:font-size-complex="10.5pt"/>
    </style:style>
    <style:style style:name="T1" style:family="text">
      <style:text-properties officeooo:rsid="00075fda"/>
    </style:style>
    <style:style style:name="T2" style:family="text">
      <style:text-properties fo:color="#6a8759" style:font-name="DejaVu Sans Mono" fo:font-size="15pt" style:font-name-asian="Noto Sans CJK JP1"/>
    </style:style>
    <style:style style:name="T3" style:family="text">
      <style:text-properties fo:color="#6a8759" style:font-name="DejaVu Sans Mono" fo:font-size="10.5pt" style:font-name-asian="Noto Sans CJK JP1" style:font-size-asian="10.5pt" style:font-size-complex="10.5pt"/>
    </style:style>
    <style:style style:name="T4" style:family="text">
      <style:text-properties fo:color="#6a8759" style:font-name="Noto Sans CJK JP1" fo:font-size="10.5pt" style:font-name-asian="Noto Sans CJK JP1" style:font-size-asian="10.5pt" style:font-size-complex="10.5pt"/>
    </style:style>
    <style:style style:name="T5" style:family="text">
      <style:text-properties fo:color="#6a8759" style:font-name="Noto Sans CJK JP1" fo:font-size="10.5pt" style:font-name-asian="Noto Sans CJK JP3" style:font-size-asian="10.5pt" style:font-size-complex="10.5pt"/>
    </style:style>
    <style:style style:name="T6" style:family="text">
      <style:text-properties fo:color="#6a8759" style:font-name="Noto Sans CJK JP1" style:font-name-asian="Noto Sans CJK JP3" style:font-size-asian="15pt"/>
    </style:style>
    <style:style style:name="T7" style:family="text">
      <style:text-properties fo:color="#000000" style:font-name="Noto Sans CJK JP1" fo:font-size="10.5pt" style:font-name-asian="Noto Sans CJK JP1" style:font-size-asian="10.5pt" style:font-size-complex="10.5pt"/>
    </style:style>
    <style:style style:name="T8" style:family="text">
      <style:text-properties fo:color="#000000" style:font-name="Noto Sans CJK JP1" fo:font-size="10.5pt" officeooo:rsid="0008837b" style:font-name-asian="Noto Sans CJK JP1" style:font-size-asian="10.5pt" style:font-size-complex="10.5pt"/>
    </style:style>
    <style:style style:name="T9" style:family="text">
      <style:text-properties fo:color="#000000" style:font-name="Noto Sans CJK JP1" style:font-name-asian="Noto Sans CJK JP1"/>
    </style:style>
    <style:style style:name="T10" style:family="text">
      <style:text-properties fo:color="#000000" style:font-name="Noto Sans CJK JP1" officeooo:rsid="00075fda" style:font-name-asian="Noto Sans CJK JP1"/>
    </style:style>
    <style:style style:name="T11" style:family="text">
      <style:text-properties fo:color="#000000" style:font-name="Noto Sans CJK JP1" officeooo:rsid="0008837b" style:font-name-asian="Noto Sans CJK JP1"/>
    </style:style>
    <style:style style:name="T12" style:family="text">
      <style:text-properties fo:color="#000000" style:font-name="Noto Sans CJK JP1" officeooo:rsid="0008e415" style:font-name-asian="Noto Sans CJK JP1"/>
    </style:style>
    <style:style style:name="T13" style:family="text">
      <style:text-properties fo:color="#000000" style:font-name="Noto Sans CJK JP1" fo:font-weight="bold" style:font-name-asian="Noto Sans CJK JP1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단위 테스트 보고서</text:p>
      <text:p text:style-name="P6"/>
      <text:p text:style-name="P4"><text:tab/><text:span text:style-name="T14">initUi 테스트</text:span></text:p>
      <text:p text:style-name="P4">self.smallsize가 선택되어있음<text:tab/>-<text:tab/>pass</text:p>
      <text:p text:style-name="P7"><text:span text:style-name="T1">self.foodkindedit는 </text:span><text:span text:style-name="T9">'1 (ANF 전연령 유기농 6Free 연어 애견사료)'가 선택되어있음<text:tab/>-<text:tab/></text:span><text:span text:style-name="T10">pass</text:span></text:p>
      <text:p text:style-name="P4"><text:span text:style-name="T9">self.gpercup은 self.gpercuplist(self.foodkind의 index)]와 같음 <text:tab/>-<text:tab/>pass</text:span></text:p>
      <text:p text:style-name="P4"><text:span text:style-name="T9">**</text:span><text:span text:style-name="T11">self.bigsize에 체크했을 시</text:span></text:p>
      <text:p text:style-name="P8"><text:span text:style-name="T9">self.smallsize는 체크되어있지 않음<text:tab/>-<text:tab/>pass</text:span></text:p>
      <text:p text:style-name="P8"><text:span text:style-name="T9">self.bigsize는 체크되어있음<text:tab/>-<text:tab/>pass</text:span></text:p>
      <text:p text:style-name="P8"><text:span text:style-name="T9"/></text:p>
      <text:p text:style-name="P8"><text:span text:style-name="T9"><text:tab/></text:span><text:span text:style-name="T13">gramDisplay 테스트</text:span></text:p>
      <text:p text:style-name="P8"><text:span text:style-name="T9">테스트 불가능)</text:span></text:p>
      <text:p text:style-name="P8"><text:span text:style-name="T9">self.foodkindedit을 조작되면 gramDisplay에 connect되도록 만들었는데, 단위 테스트 과정에서 Qcombobox 변경 신호를 줄 수 없음</text:span></text:p>
      <text:p text:style-name="P8"><text:span text:style-name="T9"/></text:p>
      <text:p text:style-name="P8"><text:span text:style-name="T9"><text:tab/></text:span><text:span text:style-name="T13">testCalculate 테스트</text:span></text:p>
      <text:p text:style-name="P8"><text:span text:style-name="T9">**submit버튼 클릭</text:span></text:p>
      <text:p text:style-name="P8"><text:span text:style-name="T9">self.resultedit 내부 텍스트 == <text:s/>‘체중이 입력되지 않았습니다’ <text:tab/>-<text:tab/>pass</text:span></text:p>
      <text:p text:style-name="P8"><text:span text:style-name="T9">**체중 값 입력</text:span></text:p>
      <text:p text:style-name="P8"><text:span text:style-name="T9">**submit버튼 클릭</text:span></text:p>
      <text:p text:style-name="P9"><text:span text:style-name="T9">self.resultedit 내부 텍스트 == <text:s/>‘</text:span><text:span text:style-name="T12">사료의 양</text:span><text:span text:style-name="T9">이 입력되지 않았습니다’ <text:tab/>-<text:tab/>pass</text:span></text:p>
      <text:p text:style-name="P9"><text:span text:style-name="T9">**사료 양 값 입력</text:span></text:p>
      <text:p text:style-name="P9"><text:span text:style-name="T9">**submit버튼 클릭</text:span></text:p>
      <text:p text:style-name="P2"><text:span text:style-name="T8">self.resultedit 내부 텍스트 == </text:span><text:span text:style-name="T7">'산책 시간이 입력되지 않았습니다.'<text:tab/><text:tab/></text:span><text:span text:style-name="T8">-<text:tab/>pass</text:span></text:p>
      <text:p text:style-name="P9"><text:span text:style-name="T9">**산책 시간 입력</text:span></text:p>
      <text:p text:style-name="P9"><text:span text:style-name="T9">**</text:span><text:span text:style-name="T12">submit 버튼 클릭</text:span></text:p>
      <text:p text:style-name="P9"><text:span text:style-name="T12">self.resultedit 내부 텍스트 != <text:s/>‘체중이 입력되지 않았습니다’ <text:tab/>-<text:tab/>pass</text:span></text:p>
      <text:p text:style-name="P9"><text:span text:style-name="T9">self.resultedit 내부 텍스트 != <text:s/>‘</text:span><text:span text:style-name="T12">사료의 양</text:span><text:span text:style-name="T9">이 입력되지 않았습니다’ <text:tab/>-<text:tab/>pass</text:span></text:p>
      <text:p text:style-name="P9"><text:span text:style-name="T9">self.resultedit 내부 텍스트 != '산책 시간이 입력되지 않았습니다.'<text:tab/><text:tab/>-<text:tab/>pass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5"><text:span text:style-name="T9"/></text:p>
      <text:p text:style-name="P4"><text:span text:style-name="T9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Noto Sans CJK JP3" svg:font-family="'Noto Sans CJK JP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2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7:14:09.016095982</meta:creation-date>
    <dc:date>2020-11-30T17:44:03.298846549</dc:date>
    <meta:editing-duration>PT9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326" meta:character-count="794" meta:non-whitespace-character-count="670"/>
  </office:meta>
</office:document-meta>
</file>